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style:font-name="Comic Sans MS"/>
    </style:style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language="en" fo:country="US"/>
    </style:style>
    <style:style style:name="T4" style:family="text">
      <style:text-properties style:font-name="Comic Sans MS" fo:language="en" fo:country="US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12.49mm">
          <style:column style:rel-width="32767*" fo:start-indent="0mm" fo:end-indent="6.24mm"/>
          <style:column style:rel-width="32768*" fo:start-indent="6.24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</text:span><text:span text:style-name="T3"> </text:span><text:span text:style-name="T2">αιρετών </text:span><text:span text:style-name="T4">OTA</text:span><text:span text:style-name="T1"> 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Standard"><text:span text:style-name="T2">ΠΡΟΣ</text:span></text:p>
        <text:p text:style-name="P1"/>
        <text:p text:style-name="P1"/>
        <text:p text:style-name="Standard"><text:span text:style-name="T1">Την Διεύθυνση <text:s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</text:span><text:span text:style-name="T2"> </text:span><text:span text:style-name="T1">άδεια </text:span><text:span text:style-name="T4">OTA</text:span><text:span text:style-name="T1"> βάσει των άρθρων 93, 182 και 182 του Ν.3852/2010, αρθ. 58 του Ν.3966/2011 και του αρθ.7 του Ν.4071/2012. ………….ημερ………από…………………………………….μέχρι…………………………διότι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Standard"><text:span text:style-name="T1">Μαζί υποβάλλω και: </text:span></text:p>
        <text:p text:style-name="P1"/>
        <text:p text:style-name="Standard"><text:soft-page-break/><text:span text:style-name="T1">…………………………………………………………………………………</text:span></text:p>
        <text:p text:style-name="P1"/>
        <text:p text:style-name="Standard"><text:span text:style-name="T1">…………………………………………………………………………………</text:span></text:p>
        <text:p text:style-name="P1"/>
        <text:p text:style-name="P3"/>
        <text:p text:style-name="Standard"><text:span text:style-name="T1">Ημερομηνία:…………………………………………..</text:span></text:p>
        <text:p text:style-name="P1"/>
        <text:p text:style-name="P1"/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6</meta:editing-cycles>
    <meta:print-date>2016-10-20T05:04:00</meta:print-date>
    <meta:creation-date>2016-10-20T04:43:00</meta:creation-date>
    <dc:date>2016-10-20T05:05:00</dc:date>
    <meta:editing-duration>PT9M</meta:editing-duration>
    <meta:generator>LibreOffice/5.2.7.2$Linux_X86_64 LibreOffice_project/20m0$Build-2</meta:generator>
    <meta:document-statistic meta:table-count="0" meta:image-count="0" meta:object-count="0" meta:page-count="3" meta:paragraph-count="25" meta:word-count="68" meta:character-count="998" meta:non-whitespace-character-count="94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